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" style:family="graphic" style:parent-style-name="standard">
      <style:graphic-properties svg:stroke-width="0cm" draw:marker-start-width="0.279cm" draw:marker-end="Arrow" draw:marker-end-width="0.203cm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-width="0.3cm" draw:marker-start-center="false" draw:marker-end="Arrow" draw:marker-end-width="0.199cm" draw:marker-end-center="false" draw:fill="none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87cm" fo:padding-bottom="0.087cm" fo:padding-left="0.212cm" fo:padding-right="0.212cm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0.554cm" svg:y="0.902cm">
          <text:p/>
        </draw:rect>
        <draw:g>
          <draw:circle draw:style-name="gr2" draw:text-style-name="P2" draw:layer="layout" svg:width="-0.301cm" svg:height="-0.302cm" svg:x="3.25cm" svg:y="1.336cm" draw:kind="arc" draw:start-angle="178.71" draw:end-angle="0.34">
            <text:p/>
          </draw:circle>
          <draw:circle draw:style-name="gr2" draw:text-style-name="P2" draw:layer="layout" svg:width="-0.302cm" svg:height="-0.302cm" svg:x="3.549cm" svg:y="1.333cm" draw:kind="arc" draw:start-angle="178.71" draw:end-angle="0.34">
            <text:p/>
          </draw:circle>
          <draw:circle draw:style-name="gr2" draw:text-style-name="P2" draw:layer="layout" svg:width="-0.301cm" svg:height="-0.302cm" svg:x="3.849cm" svg:y="1.336cm" draw:kind="arc" draw:start-angle="178.71" draw:end-angle="0.34">
            <text:p/>
          </draw:circle>
          <draw:circle draw:style-name="gr2" draw:text-style-name="P2" draw:layer="layout" svg:width="-0.302cm" svg:height="-0.302cm" svg:x="2.951cm" svg:y="1.333cm" draw:kind="arc" draw:start-angle="178.71" draw:end-angle="0.34">
            <text:p/>
          </draw:circle>
          <draw:circle draw:style-name="gr2" draw:text-style-name="P2" draw:layer="layout" svg:width="-0.302cm" svg:height="-0.302cm" svg:x="2.652cm" svg:y="1.333cm" draw:kind="arc" draw:start-angle="178.71" draw:end-angle="0.34">
            <text:p/>
          </draw:circle>
          <draw:line draw:style-name="gr3" draw:text-style-name="P2" draw:layer="layout" svg:x1="3.851cm" svg:y1="1.204cm" svg:x2="2.355cm" svg:y2="1.204cm">
            <text:p/>
          </draw:line>
        </draw:g>
        <draw:rect draw:style-name="gr1" draw:text-style-name="P1" draw:layer="layout" svg:width="0.585cm" svg:height="1.475cm" svg:x="3.769cm" svg:y="2.424cm">
          <text:p/>
        </draw:rect>
        <draw:g>
          <draw:circle draw:style-name="gr2" draw:text-style-name="P2" draw:layer="layout" svg:width="0.301cm" svg:height="0.302cm" draw:transform="rotate (-1.57079632679579) translate (5.167cm 3.01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164cm 2.718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167cm 2.418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164cm 3.316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164cm 3.615cm)" draw:kind="arc" draw:start-angle="178.71" draw:end-angle="0.34">
            <text:p/>
          </draw:circle>
          <draw:line draw:style-name="gr3" draw:text-style-name="P2" draw:layer="layout" svg:x1="5.035cm" svg:y1="2.416cm" svg:x2="5.035cm" svg:y2="3.912cm">
            <text:p/>
          </draw:line>
        </draw:g>
        <draw:line draw:style-name="gr4" draw:text-style-name="P3" draw:layer="layout" svg:x1="4.968cm" svg:y1="1.198cm" svg:x2="3.831cm" svg:y2="1.198cm">
          <text:p/>
        </draw:line>
        <draw:line draw:style-name="gr4" draw:text-style-name="P3" draw:layer="layout" svg:x1="2.364cm" svg:y1="1.159cm" svg:x2="2.048cm" svg:y2="1.159cm">
          <text:p/>
        </draw:line>
        <draw:line draw:style-name="gr4" draw:text-style-name="P3" draw:layer="layout" svg:x1="0.233cm" svg:y1="1.156cm" svg:x2="0.535cm" svg:y2="1.156cm">
          <text:p/>
        </draw:line>
        <draw:line draw:style-name="gr4" draw:text-style-name="P3" draw:layer="layout" svg:x1="8.575cm" svg:y1="4.206cm" svg:x2="0.224cm" svg:y2="4.206cm">
          <text:p/>
        </draw:line>
        <draw:line draw:style-name="gr4" draw:text-style-name="P3" draw:layer="layout" svg:x1="4.054cm" svg:y1="3.899cm" svg:x2="4.054cm" svg:y2="4.204cm">
          <text:p/>
        </draw:line>
        <draw:line draw:style-name="gr4" draw:text-style-name="P3" draw:layer="layout" svg:x1="5.009cm" svg:y1="3.93cm" svg:x2="5.009cm" svg:y2="4.204cm">
          <text:p/>
        </draw:line>
        <draw:line draw:style-name="gr4" draw:text-style-name="P3" draw:layer="layout" svg:x1="5.019cm" svg:y1="2.426cm" svg:x2="5.019cm" svg:y2="2.212cm">
          <text:p/>
        </draw:line>
        <draw:line draw:style-name="gr4" draw:text-style-name="P3" draw:layer="layout" svg:x1="4.054cm" svg:y1="2.416cm" svg:x2="4.054cm" svg:y2="2.213cm">
          <text:p/>
        </draw:line>
        <draw:line draw:style-name="gr4" draw:text-style-name="P3" draw:layer="layout" svg:x1="5.019cm" svg:y1="2.213cm" svg:x2="4.054cm" svg:y2="2.212cm">
          <text:p/>
        </draw:line>
        <draw:line draw:style-name="gr4" draw:text-style-name="P3" draw:layer="layout" svg:x1="4.48cm" svg:y1="2.212cm" svg:x2="4.48cm" svg:y2="1.207cm">
          <text:p/>
        </draw:line>
        <draw:line draw:style-name="gr5" draw:text-style-name="P3" draw:layer="layout" svg:x1="2.266cm" svg:y1="0.811cm" svg:x2="3.708cm" svg:y2="0.811cm">
          <text:p/>
        </draw:line>
        <draw:line draw:style-name="gr5" draw:text-style-name="P3" draw:layer="layout" svg:x1="5.141cm" svg:y1="0.813cm" svg:x2="6.086cm" svg:y2="0.813cm">
          <text:p/>
        </draw:line>
        <draw:line draw:style-name="gr5" draw:text-style-name="P3" draw:layer="layout" svg:x1="4.184cm" svg:y1="1.435cm" svg:x2="4.184cm" svg:y2="2.118cm">
          <text:p/>
        </draw:line>
        <draw:frame draw:style-name="gr6" draw:layer="layout" svg:width="0.546cm" svg:height="0.579cm" svg:x="3.619cm" svg:y="0.5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539cm" svg:height="0.671cm" svg:x="6.127cm" svg:y="0.3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632cm" svg:height="0.561cm" svg:x="4.518cm" svg:y="1.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641cm" svg:height="0.58cm" svg:x="0.062cm" svg:y="2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0.875cm" svg:height="0.962cm" svg:x="-0.081cm" svg:y="1.522cm">
          <draw:text-box>
            <text:p>+</text:p>
          </draw:text-box>
        </draw:frame>
        <draw:frame draw:style-name="gr8" draw:layer="layout" svg:width="0.304cm" svg:height="0.962cm" svg:x="0.204cm" svg:y="3.097cm">
          <draw:text-box>
            <text:p>-</text:p>
          </draw:text-box>
        </draw:frame>
        <draw:line draw:style-name="gr5" draw:text-style-name="P3" draw:layer="layout" svg:x1="3.318cm" svg:y1="2.182cm" svg:x2="3.318cm" svg:y2="3.402cm">
          <text:p/>
        </draw:line>
        <draw:line draw:style-name="gr5" draw:text-style-name="P3" draw:layer="layout" svg:x1="5.375cm" svg:y1="2.193cm" svg:x2="5.375cm" svg:y2="3.361cm">
          <text:p/>
        </draw:line>
        <draw:frame draw:style-name="gr6" draw:layer="layout" svg:width="0.554cm" svg:height="0.579cm" svg:x="2.469cm" svg:y="2.46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628cm" svg:height="0.579cm" svg:x="5.395cm" svg:y="2.3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g>
          <draw:circle draw:style-name="gr2" draw:text-style-name="P2" draw:layer="layout" svg:width="-0.301cm" svg:height="-0.302cm" svg:x="5.881cm" svg:y="1.347cm" draw:kind="arc" draw:start-angle="178.71" draw:end-angle="0.34">
            <text:p/>
          </draw:circle>
          <draw:circle draw:style-name="gr2" draw:text-style-name="P2" draw:layer="layout" svg:width="-0.302cm" svg:height="-0.302cm" svg:x="6.18cm" svg:y="1.344cm" draw:kind="arc" draw:start-angle="178.71" draw:end-angle="0.34">
            <text:p/>
          </draw:circle>
          <draw:circle draw:style-name="gr2" draw:text-style-name="P2" draw:layer="layout" svg:width="-0.301cm" svg:height="-0.302cm" svg:x="6.48cm" svg:y="1.347cm" draw:kind="arc" draw:start-angle="178.71" draw:end-angle="0.34">
            <text:p/>
          </draw:circle>
          <draw:circle draw:style-name="gr2" draw:text-style-name="P2" draw:layer="layout" svg:width="-0.302cm" svg:height="-0.302cm" svg:x="5.582cm" svg:y="1.344cm" draw:kind="arc" draw:start-angle="178.71" draw:end-angle="0.34">
            <text:p/>
          </draw:circle>
          <draw:circle draw:style-name="gr2" draw:text-style-name="P2" draw:layer="layout" svg:width="-0.302cm" svg:height="-0.302cm" svg:x="5.283cm" svg:y="1.344cm" draw:kind="arc" draw:start-angle="178.71" draw:end-angle="0.34">
            <text:p/>
          </draw:circle>
          <draw:line draw:style-name="gr3" draw:text-style-name="P2" draw:layer="layout" svg:x1="6.482cm" svg:y1="1.215cm" svg:x2="4.986cm" svg:y2="1.215cm">
            <text:p/>
          </draw:line>
        </draw:g>
        <draw:line draw:style-name="gr4" draw:text-style-name="P3" draw:layer="layout" svg:x1="8.575cm" svg:y1="4.204cm" svg:x2="8.575cm" svg:y2="3.706cm">
          <text:p/>
        </draw:line>
        <draw:line draw:style-name="gr4" draw:text-style-name="P3" draw:layer="layout" svg:x1="8.16cm" svg:y1="1.207cm" svg:x2="8.555cm" svg:y2="1.209cm">
          <text:p/>
        </draw:line>
        <draw:frame draw:style-name="gr6" draw:layer="layout" svg:width="1.543cm" svg:height="0.996cm" svg:x="8.718cm" svg:y="2.08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611cm" svg:height="0.53cm" svg:x="0.916cm" svg:y="1.51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974cm" svg:height="0.53cm" svg:x="2.389cm" svg:y="1.39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968cm" svg:height="0.59cm" svg:x="5.27cm" svg:y="1.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616cm" svg:height="0.529cm" svg:x="3.133cm" svg:y="3.45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1.052cm" svg:height="0.529cm" svg:x="5.014cm" svg:y="3.42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rect draw:style-name="gr9" draw:text-style-name="P4" draw:layer="layout" svg:width="1.998cm" svg:height="0.501cm" draw:transform="rotate (1.5707963267946) translate (8.307cm 3.704cm)">
            <text:p/>
          </draw:rect>
          <draw:polyline draw:style-name="gr10" draw:text-style-name="P4" draw:layer="layout" svg:width="1.496cm" svg:height="0.747cm" draw:transform="rotate (1.5707963267946) translate (7.559cm 4.204cm)" svg:viewBox="0 0 1497 748" draw:points="0,15118 1497,15118 1497,15866">
            <draw:glue-point draw:id="4" svg:x="-5cm" svg:y="4.989cm"/>
            <text:p/>
          </draw:polyline>
          <draw:line draw:style-name="gr11" draw:text-style-name="P4" draw:layer="layout" svg:x1="8.557cm" svg:y1="1.709cm" svg:x2="8.557cm" svg:y2="1.209cm">
            <draw:glue-point draw:id="4" svg:x="0cm" svg:y="-4.93cm"/>
            <text:p/>
          </draw:line>
        </draw:g>
        <draw:rect draw:style-name="gr1" draw:text-style-name="P1" draw:layer="layout" svg:width="1.509cm" svg:height="0.479cm" svg:x="6.65cm" svg:y="0.994cm">
          <text:p/>
        </draw:rect>
        <draw:line draw:style-name="gr4" draw:text-style-name="P3" draw:layer="layout" svg:x1="6.492cm" svg:y1="1.199cm" svg:x2="6.645cm" svg:y2="1.199cm">
          <text:p/>
        </draw:line>
        <draw:frame draw:style-name="gr6" draw:layer="layout" svg:width="0.612cm" svg:height="0.586cm" svg:x="7.122cm" svg:y="1.53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5" draw:layer="layout" svg:width="1.84cm" svg:height="0.911cm" svg:x="6.603cm" svg:y="0.142cm">
          <draw:text-box>
            <text:p><text:span text:style-name="T1">برقی ضیاء</text:span></text:p>
          </draw:text-box>
        </draw:frame>
        <draw:frame draw:style-name="gr7" draw:text-style-name="P5" draw:layer="layout" svg:width="2.411cm" svg:height="0.911cm" svg:x="7.731cm" svg:y="4.033cm">
          <draw:text-box>
            <text:p><text:span text:style-name="T1">میکانی توانائ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s</math:mi>
      </math:msub>
      <math:mo math:stretchy="false">ˆ</math:mo>
    </math:mover>
    <math:annotation math:encoding="StarMath 5.0">hat I_s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s</math:mi>
      </math:msub>
    </math:mrow>
    <math:annotation math:encoding="StarMath 5.0">j X_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r</math:mi>
        <math:mi>'</math:mi>
      </math:msubsup>
    </math:mrow>
    <math:annotation math:encoding="StarMath 5.0">j X_r^'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>
        <math:mi>X</math:mi>
        <math:mi>m</math:mi>
      </math:msub>
    </math:mrow>
    <math:annotation math:encoding="StarMath 5.0">j X_m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r</math:mi>
      <math:mi>'</math:mi>
    </math:msubsup>
    <math:annotation math:encoding="StarMath 5.0">R_r^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i>r</math:mi>
        <math:mi>'</math:mi>
      </math:msubsup>
      <math:mo math:stretchy="false">ˆ</math:mo>
    </math:mover>
    <math:annotation math:encoding="StarMath 5.0">hat I_r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o math:stretchy="false">ϕ</math:mo>
      </math:msub>
      <math:mo math:stretchy="false">ˆ</math:mo>
    </math:mover>
    <math:annotation math:encoding="StarMath 5.0">hat I_%varph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c</math:mi>
      </math:msub>
      <math:mo math:stretchy="false">ˆ</math:mo>
    </math:mover>
    <math:annotation math:encoding="StarMath 5.0">hat I_c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m</math:mi>
      </math:msub>
      <math:mo math:stretchy="false">ˆ</math:mo>
    </math:mover>
    <math:annotation math:encoding="StarMath 5.0">hat I_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s</math:mi>
      </math:msub>
      <math:mo math:stretchy="false">ˆ</math:mo>
    </math:mover>
    <math:annotation math:encoding="StarMath 5.0">hat V_s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sup>
        <math:mi>R</math:mi>
        <math:mi>r</math:mi>
        <math:mi>'</math:mi>
      </math:msubsup>
      <math:mfrac>
        <math:mrow>
          <math:mn>1</math:mn>
          <math:mo math:stretchy="false">−</math:mo>
          <math:mi>s</math:mi>
        </math:mrow>
        <math:mi>s</math:mi>
      </math:mfrac>
    </math:mrow>
    <math:annotation math:encoding="StarMath 5.0">{R_r^'{1-s} over s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